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 svg:font-family=""/>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Times" officeooo:rsid="0012b214" officeooo:paragraph-rsid="0012b214"/>
    </style:style>
    <style:style style:name="P2" style:family="paragraph" style:parent-style-name="Standard">
      <style:paragraph-properties fo:text-align="center" style:justify-single-word="false"/>
      <style:text-properties style:font-name="Times new roman" fo:font-size="16pt" style:font-size-asian="16pt" style:font-size-complex="16pt"/>
    </style:style>
    <style:style style:name="P3" style:family="paragraph" style:parent-style-name="Standard">
      <style:paragraph-properties fo:text-align="start" style:justify-single-word="false"/>
      <style:text-properties style:font-name="Times new roman" fo:font-size="16pt" officeooo:rsid="0012b214" officeooo:paragraph-rsid="0012b214" style:font-size-asian="16pt" style:font-size-complex="16pt"/>
    </style:style>
    <style:style style:name="P4" style:family="paragraph" style:parent-style-name="Standard">
      <style:paragraph-properties fo:text-align="start" style:justify-single-word="false"/>
      <style:text-properties style:font-name="Times new roman" fo:font-size="14pt" officeooo:rsid="0012b214" officeooo:paragraph-rsid="0012b214" style:font-size-asian="14pt" style:font-size-complex="14pt"/>
    </style:style>
    <style:style style:name="P5" style:family="paragraph" style:parent-style-name="Standard">
      <style:paragraph-properties fo:text-align="start" style:justify-single-word="false"/>
      <style:text-properties style:font-name="Times new roman" fo:font-size="14pt" style:font-size-asian="14pt" style:font-size-complex="14pt"/>
    </style:style>
    <style:style style:name="P6" style:family="paragraph" style:parent-style-name="Standard">
      <style:paragraph-properties fo:text-align="start" style:justify-single-word="false"/>
      <style:text-properties style:font-name="Times new roman" fo:font-size="14pt" officeooo:paragraph-rsid="0013f0fc" style:font-size-asian="14pt" style:font-size-complex="14pt"/>
    </style:style>
    <style:style style:name="P7" style:family="paragraph" style:parent-style-name="Standard">
      <style:paragraph-properties fo:text-align="start" style:justify-single-word="false"/>
      <style:text-properties style:font-name="Times new roman" fo:font-size="14pt" officeooo:paragraph-rsid="0014866b" style:font-size-asian="14pt" style:font-size-complex="14pt"/>
    </style:style>
    <style:style style:name="P8" style:family="paragraph" style:parent-style-name="Standard">
      <style:paragraph-properties fo:text-align="start" style:justify-single-word="false"/>
      <style:text-properties style:font-name="Times new roman" officeooo:rsid="0012b214" officeooo:paragraph-rsid="0012b214"/>
    </style:style>
    <style:style style:name="P9" style:family="paragraph" style:parent-style-name="Standard">
      <style:paragraph-properties fo:text-align="start" style:justify-single-word="false"/>
      <style:text-properties style:font-name="Times new roman"/>
    </style:style>
    <style:style style:name="P10" style:family="paragraph" style:parent-style-name="Standard">
      <style:paragraph-properties fo:text-align="center" style:justify-single-word="false" fo:break-before="page"/>
      <style:text-properties style:font-name="Times new roman" fo:font-size="16pt" officeooo:rsid="0012b214" officeooo:paragraph-rsid="0012b214" style:font-size-asian="16pt" style:font-size-complex="16pt"/>
    </style:style>
    <style:style style:name="T1" style:family="text">
      <style:text-properties officeooo:rsid="0012b214"/>
    </style:style>
    <style:style style:name="T2" style:family="text">
      <style:text-properties style:font-name="Times new roman"/>
    </style:style>
    <style:style style:name="T3" style:family="text">
      <style:text-properties officeooo:rsid="0013f0fc"/>
    </style:style>
    <style:style style:name="T4" style:family="text">
      <style:text-properties officeooo:rsid="001486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2"><text:span text:style-name="T1">Topic: <text:s/></text:span>Analysis of Joins and Semi-joins in Centralized and Distributed Database Queries</text:p>
      <text:p text:style-name="P9"/>
      <text:p text:style-name="P9"/>
      <text:p text:style-name="P5">The research compares <text:span text:style-name="T1">Join operations and Semi joins</text:span> <text:span text:style-name="T1">for centralized and distributed query systems</text:span>. I<text:span text:style-name="T1">nitially the paper explains the basic about joins and semi joins for distributed and centralized systems</text:span>. <text:span text:style-name="T3">Continuing that </text:span>an Experimental Analysis is <text:span text:style-name="T3">conducted</text:span> on both <text:span text:style-name="T3">joins and semi jonts</text:span> systems <text:span text:style-name="T3">with</text:span> various circumstances. <text:span text:style-name="T3">There is graphical represntation also included in the paper to get better idea for the advantages and disadvantages both systems have.</text:span></text:p>
      <text:p text:style-name="P5"/>
      <text:p text:style-name="P5"><text:span text:style-name="T3">For the extraction of data from database these join and semi join are the most commonly used operations hence having the optimum complexity and higher speed could be the best case here.</text:span> <text:span text:style-name="T3">Join operation performs simple concatination of two tables or datasets </text:span>whereas Semi Join is a <text:span text:style-name="T3">kind of same but it restricts the duplicate values to be added to the final outcome.</text:span></text:p>
      <text:p text:style-name="P5"/>
      <text:p text:style-name="P6"><text:span text:style-name="T3">With factors like Bytes Accessed, IO Cost and Cost running the experiement for efficiency comparision for the centralized systems, the paper states that for cases of simple join operation it is extremely efficient in centralized system compared to semi-join in the same system. </text:span>Whereas on <text:s/>similar experimental analysis <text:span text:style-name="T3">with a d</text:span>istributed system but <text:span text:style-name="T3">with different factors like Response Time,</text:span> Total time <text:span text:style-name="T3">etc <text:s/></text:span><text:span text:style-name="T4">semi join operation was working more efficiently comapred to the normal join operations.</text:span></text:p>
      <text:p text:style-name="P5"/>
      <text:p text:style-name="P5"><text:span text:style-name="T4">After going through the whole paper the research is detailed and various scenarios were also considered like query optimser and all. </text:span>The graphical representation <text:span text:style-name="T4">for </text:span><text:s/>the comparison <text:span text:style-name="T4">stated</text:span> out <text:span text:style-name="T4">what could we expect from centralized and distributed system in context of join and semi joins</text:span>. Query Optimizer tools were utilised to identify alternative query recommendations, which helped to understand how efficient these searches were and shed some insight on query variants that generated comparable results.</text:p>
      <text:p text:style-name="P5"/>
      <text:p text:style-name="P7"><text:span text:style-name="T4">The conclusion was not up to the mark in context of the accuracy and having ample amount of reseach. Here the author mentioned that semi joins are better for the distributed systems but there was a sentence where he stated that for distributed systems simple joins performs better than semi joins without any basis and was not cover in the paper.</text:span></text:p>
      <text:p text:style-name="P5"/>
      <text:p text:style-name="P8"/>
      <text:p text:style-name="P8"/>
      <text:p text:style-name="P1"><text:span text:style-name="T2"/></text:p>
      <text:p text:style-name="P10">A Survey on Distributed Deadlock and Distributed Algorithms to Detect and Resolve Deadlock</text:p>
      <text:p text:style-name="P3"/>
      <text:p text:style-name="P4"/>
      <text:p text:style-name="P4">The Research puts light on the different algorithms and data structures that is being used in a Distributed Database System to Detect and Recover from a deadlock situation. Initially a short explanation about what is Distributed Data System and How a deadlock is generated is stated in the Paper. After that techniques for deadlock avoidance, prevention and recovery are being explained. In the end, B.M. Alom Algorithm and Edge-Chasing Algorithms are briefly explained with examples stating their advantages and disadvantages.</text:p>
      <text:p text:style-name="P4"/>
      <text:p text:style-name="P4">Concurrency Control are techniques which are used in DDBMS to maintain consistency of a database when transactions are executing simultaneously on the same database. One of the technique is the transaction locks the data while performing operations on it. When two transactions locks the data and requests for data locked by corresponding transactions it goes into an infinite state where both transactions wait for each other which is known as deadlock.</text:p>
      <text:p text:style-name="P4"/>
      <text:p text:style-name="P4">Data structures such as Wait For Graph (WFG), Probes and Tables are used whenever a deadlock occurs for its recovery. Different Algorithms were proposed by simultaneous usage of all these structures to detect Deadlocks. Wait for Graphs are directed graphs which detects a deadlock whenever it has a cycle in it. Probes are messages which goes in a chain to all the transactions which are waiting for one another to finish, If the message comes back to initial transaction who initiated the probe then there is a deadlock.</text:p>
      <text:p text:style-name="P4"/>
      <text:p text:style-name="P4">B.M. Alom Algorithm uses two tables simultaneously and WFG to detect a deadlock in the system. One of the tables stores all the transactions which are involved in a deadlock generation and the other one stores the priorities of each of these transactions. In a state of deadlock, the system aborts the least prioritized transaction. When priorities of transactions continuously are continuously changed in the system the efficiency of the B.M. Algorithm is found to be very low.</text:p>
      <text:p text:style-name="P4"/>
      <text:p text:style-name="P4">Edge-Chasing Algorithm is similar to Probing method explained above and has a disadvantage where if the transaction who initialized a probe is not in the deadlock cycle the algorithm fails.</text:p>
      <text:p text:style-name="P4"/>
      <text:p text:style-name="P4">The most interesting thing about the paper was the algorithms which seemed realistic and would be implemented in real systems as well. It would have been really great if there would be code snippets in the paper to show how these algorithms are implemented in programming languages. Also some of the images in the paper were lacking content and proper implementatio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 svg:font-family=""/>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6-21T23:27:54.114133458</meta:creation-date>
    <dc:date>2021-06-22T00:11:17.269064640</dc:date>
    <meta:editing-duration>PT11M41S</meta:editing-duration>
    <meta:editing-cycles>1</meta:editing-cycles>
    <meta:document-statistic meta:table-count="0" meta:image-count="0" meta:object-count="0" meta:page-count="2" meta:paragraph-count="13" meta:word-count="775" meta:character-count="4888" meta:non-whitespace-character-count="4122"/>
    <meta:generator>LibreOffice/7.1.4.2$Linux_X86_64 LibreOffice_project/10$Build-2</meta:generator>
  </office:meta>
</office:document-meta>
</file>